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style:font-weight-asian="bold" style:font-weight-complex="bold"/>
    </style:style>
    <style:style style:name="P2" style:family="paragraph" style:parent-style-name="Standard">
      <style:paragraph-properties fo:text-align="start"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m Companion – Full</text:p>
      <text:p text:style-name="P1"/>
      <text:p text:style-name="P2">1.<text:tab/>Introduction</text:p>
      <text:p text:style-name="P2"/>
      <text:p text:style-name="P3">The goal of this project is to explore the feasibility of building an autonomous conversational agent to sustain a dialogue with a person perpetrating advance fee fraud over email.</text:p>
      <text:p text:style-name="P3"/>
      <text:p text:style-name="P3">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3"/>
      <text:p text:style-name="P3">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3"/>
      <text:p text:style-name="P3">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3"/>
      <text:p text:style-name="P3">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3"/>
      <text:p text:style-name="P2">2.<text:tab/>Project rationale</text:p>
      <text:p text:style-name="P2"/>
      <text:p text:style-name="P3">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3"/>
      <text:p text:style-name="P3">The core assumption of this approach lies in the cost of human effort. It is time consum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18T13:49:04</dc:date>
    <dc:creator>Ivan Trendafilov</dc:creator>
    <meta:editing-duration>PT2H43M47S</meta:editing-duration>
    <meta:editing-cycles>20</meta:editing-cycles>
    <meta:generator>LibreOffice/3.3$Unix LibreOffice_project/330m19$Build-401</meta:generator>
    <meta:document-statistic meta:table-count="0" meta:image-count="0" meta:object-count="0" meta:page-count="2" meta:paragraph-count="10" meta:word-count="679" meta:character-count="4162"/>
  </office:meta>
</office:document-meta>
</file>